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96100000139845D82BBF989E71A.jpg" manifest:media-type="image/jpeg"/>
  <manifest:file-entry manifest:full-path="Pictures/10000001000009610000013B99E4DAE8C64E2741.png" manifest:media-type="image/png"/>
  <manifest:file-entry manifest:full-path="Pictures/10000000000009B000000248C03C7F2A26DE604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left="-0.1972in" fo:margin-right="0in" fo:text-indent="0in" style:auto-text-indent="false"/>
    </style:style>
    <style:style style:name="P2" style:family="paragraph" style:parent-style-name="Header">
      <style:paragraph-properties fo:margin-left="0.0984in" fo:margin-right="0in" fo:text-indent="0in" style:auto-text-indent="false"/>
    </style:style>
    <style:style style:name="P3" style:family="paragraph" style:parent-style-name="Heading_20_1">
      <style:paragraph-properties fo:margin-left="0.2957in" fo:margin-right="3.4453in" fo:margin-top="0.1043in" fo:margin-bottom="0.052in" style:contextual-spacing="false" fo:text-align="center" style:justify-single-word="false" fo:text-indent="0in" style:auto-text-indent="false" fo:keep-with-next="auto">
        <style:tab-stops>
          <style:tab-stop style:position="4.922in"/>
        </style:tab-stops>
      </style:paragraph-properties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Heading_20_1">
      <style:paragraph-properties fo:margin-left="0.2957in" fo:margin-right="3.4453in" fo:margin-top="0.1043in" fo:margin-bottom="0.052in" style:contextual-spacing="false" fo:text-align="center" style:justify-single-word="false" fo:text-indent="0in" style:auto-text-indent="false">
        <style:tab-stops>
          <style:tab-stop style:position="4.922in"/>
        </style:tab-stops>
      </style:paragraph-properties>
      <style:text-properties style:font-name="Calibri" fo:font-size="14pt" style:font-name-asian="Calibri1" style:font-size-asian="14pt" style:font-name-complex="Calibri1" style:font-size-complex="14pt"/>
    </style:style>
    <style:style style:name="P5" style:family="paragraph" style:parent-style-name="Heading_20_1">
      <style:paragraph-properties fo:margin-left="0.2957in" fo:margin-right="3.4453in" fo:margin-top="0.1043in" fo:margin-bottom="0.052in" style:contextual-spacing="false" fo:text-align="center" style:justify-single-word="false" fo:text-indent="0in" style:auto-text-indent="false">
        <style:tab-stops>
          <style:tab-stop style:position="4.922in"/>
        </style:tab-stops>
      </style:paragraph-properties>
    </style:style>
    <style:style style:name="P6" style:family="paragraph" style:parent-style-name="Standard">
      <style:paragraph-properties fo:margin-left="0.7874in" fo:margin-right="0.2945in" fo:text-indent="0in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.7874in" fo:margin-right="0in" fo:text-indent="0in" style:auto-text-indent="false">
        <style:tab-stops>
          <style:tab-stop style:position="-0.2957in"/>
        </style:tab-stops>
      </style:paragraph-properties>
    </style:style>
    <style:style style:name="P8" style:family="paragraph" style:parent-style-name="Standard">
      <style:paragraph-properties fo:margin-left="0.7874in" fo:margin-right="0in" fo:text-indent="0in" style:auto-text-indent="false">
        <style:tab-stops>
          <style:tab-stop style:position="-0.2957in"/>
        </style:tab-stops>
      </style:paragraph-properties>
      <style:text-properties style:font-name="Calibri" fo:font-size="14pt" fo:font-weight="bold" style:letter-kerning="true" style:font-name-asian="Calibri1" style:font-size-asian="14pt" style:font-weight-asian="bold" style:font-name-complex="Calibri1" style:font-size-complex="14pt" style:font-weight-complex="bold"/>
    </style:style>
    <style:style style:name="T1" style:family="text">
      <style:text-properties style:font-name="Calibri" fo:font-size="14pt" style:letter-kerning="true" style:font-name-asian="Calibri1" style:font-size-asian="14pt" style:font-name-complex="Calibri1" style:font-size-complex="14pt"/>
    </style:style>
    <style:style style:name="T2" style:family="text">
      <style:text-properties style:font-name="Calibri" fo:font-size="14pt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weight="normal" style:letter-kerning="true" style:font-name-asian="Calibri1" style:font-size-asian="14pt" style:font-weight-asian="normal" style:font-name-complex="Calibri1" style:font-size-complex="14pt" style:font-weight-complex="normal"/>
    </style:style>
    <style:style style:name="T4" style:family="text">
      <style:text-properties style:font-name="Calibri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1756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1756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236in, 0.2425in, 1.0472in, 0.343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/>
      <text:h text:style-name="P4" text:outline-level="1"/>
      <text:h text:style-name="P5" text:outline-level="1"><text:span text:style-name="T1">Attestation individuelle de formation</text:span></text:h>
      <text:p text:style-name="P6"/>
      <text:p text:style-name="P7">Je, soussigné : Laurent Modolo, responsable du Hub Biocomputing du Laboratoire de Biologie et Modélisation de la Cellule atteste que <text:span text:style-name="T8">NNNN NNNN</text:span> a suivi la formation :</text:p>
      <text:p text:style-name="P7"/>
      <text:p text:style-name="P7">Nom de la formation : <text:span text:style-name="T5">R the basis</text:span></text:p>
      <text:p text:style-name="P7">Lieu de la formation : <text:span text:style-name="T5">l’ENS de Lyon (site Monod)</text:span></text:p>
      <text:p text:style-name="P7">Dates de la formation : <text:span text:style-name="T5">du 1</text:span><text:span text:style-name="T6">4/09/</text:span><text:span text:style-name="T5">20</text:span><text:span text:style-name="T6">21</text:span><text:span text:style-name="T5"> au </text:span><text:span text:style-name="T6">29/11/</text:span><text:span text:style-name="T5">2020</text:span></text:p>
      <text:p text:style-name="P7"><text:span text:style-name="T7">Durée de la formation : </text:span><text:span text:style-name="T5">1</text:span><text:span text:style-name="T6">5</text:span><text:span text:style-name="T5"> heures</text:span></text:p>
      <text:p text:style-name="P8"/>
      <text:p text:style-name="P8"/>
      <text:p text:style-name="P7"><text:span text:style-name="T3">Objectifs de la formation</text:span></text:p>
      <text:p text:style-name="P7"/>
      <text:p text:style-name="P7">Cette formation est une introduction au langage de programmation R pour les débutants. Elle se déroule sur 1<text:span text:style-name="T8">0</text:span> semaines à raison d’une heure <text:span text:style-name="T8">et demis</text:span> par semaine. Les participants apprendront les bases du langages R et comment utiliser l’IDE Rstudio. Ils apprendront ensuite à effectuer des manipulations de données complexes avec la suite de packages tidyverse. Finalement, les participants apprendront à produire des figures complexes à partir de données nettoyées.</text:p>
      <text:p text:style-name="P7"/>
      <text:p text:style-name="P7"/>
      <text:p text:style-name="P7"/>
      <text:p text:style-name="P7"/>
      <text:p text:style-name="P7"/>
      <text:p text:style-name="P7"/>
      <text:p text:style-name="P7">Fait à Lyon le 9 juin 2021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ingFang SC" svg:font-family="'PingFang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fr" fo:country="FR" style:letter-kerning="fals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mbria" fo:font-size="12pt" fo:language="fr" fo:country="FR" style:letter-kerning="fals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fr" fo:country="FR" style:letter-kerning="false" style:font-name-asian="ＭＳ 明朝" style:font-family-asian="'ＭＳ 明朝'" style:font-family-generic-asian="system" style:font-pitch-asian="variable" style:font-size-asian="12pt" style:language-asian="fr" style:country-asian="FR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.0984in" fo:margin-right="0in" fo:text-indent="0in" style:auto-text-indent="false"/>
    </style:style>
    <style:style style:name="MP2" style:family="paragraph" style:parent-style-name="Footer">
      <style:paragraph-properties fo:margin-left="-0.1972in" fo:margin-right="0in" fo:text-indent="0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236in, 0.2425in, 1.0472in, 0.3437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45in" fo:margin-bottom="0in" fo:margin-left="0.1972in" fo:margin-right="0.6839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0665in" fo:margin-left="0in" fo:margin-right="0in" fo:margin-bottom="2.0272in" style:dynamic-spacing="true"/>
      </style:header-style>
      <style:footer-style>
        <style:header-footer-properties fo:min-height="1.2799in" fo:margin-left="0in" fo:margin-right="0in" fo:margin-top="1.24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 3" text:anchor-type="as-char" svg:width="7.6898in" svg:height="1.2693in" draw:z-index="0"><draw:image xlink:href="Pictures/10000000000009B000000248C03C7F2A26DE6040.jpg" xlink:type="simple" xlink:show="embed" xlink:actuate="onLoad" draw:mime-type="image/jpeg"/></draw:frame></text:p>
      </style:header>
      <style:header-left>
        <text:p text:style-name="Header"/>
      </style:header-left>
      <style:footer>
        <text:p text:style-name="MP2"><draw:frame draw:style-name="Mfr2" draw:name="Image1" text:anchor-type="as-char" svg:width="7.822in" svg:height="1.0272in" draw:z-index="1"><draw:image xlink:href="Pictures/10000001000009610000013B99E4DAE8C64E2741.png" xlink:type="simple" xlink:show="embed" xlink:actuate="onLoad" draw:mime-type="image/png"/></draw:frame></text:p>
      </style:footer>
      <style:footer-left>
        <text:p text:style-name="MP2"><draw:frame draw:style-name="Mfr3" draw:name="Image 7" text:anchor-type="as-char" svg:width="0.378in" svg:height="0.9618in" draw:z-index="0"><draw:image xlink:href="Pictures/100000000000096100000139845D82BBF989E71A.jpg" xlink:type="simple" xlink:show="embed" xlink:actuate="onLoad" draw:mime-type="image/jpeg"/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12-04T13:47:00</meta:creation-date>
    <meta:initial-creator>catherine Koering</meta:initial-creator>
    <dc:language>en-US</dc:language>
    <meta:print-date>2017-12-04T14:33:00</meta:print-date>
    <dc:date>2021-12-09T10:20:05.972875126</dc:date>
    <meta:editing-cycles>6</meta:editing-cycles>
    <meta:editing-duration>PT17M44S</meta:editing-duration>
    <meta:generator>LibreOffice/7.2.4.1$MacOSX_AARCH64 LibreOffice_project/27d75539669ac387bb498e35313b970b7fe9c4f9</meta:generator>
    <meta:document-statistic meta:table-count="0" meta:image-count="3" meta:object-count="0" meta:page-count="1" meta:paragraph-count="12" meta:word-count="146" meta:character-count="885" meta:non-whitespace-character-count="748"/>
    <meta:user-defined meta:name="AppVersion">15.0000</meta:user-defined>
    <meta:user-defined meta:name="Company">Microsoft</meta:user-defined>
    <meta:template xlink:type="simple" xlink:actuate="onRequest" xlink:title="Normal.dotm" xlink:href=""/>
  </office:meta>
</office:document-meta>
</file>